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0da1" officeooo:paragraph-rsid="000e0da1"/>
    </style:style>
    <style:style style:name="T1" style:family="text">
      <style:text-properties officeooo:rsid="000eb8e2"/>
    </style:style>
    <style:style style:name="T2" style:family="text">
      <style:text-properties officeooo:rsid="00100be0"/>
    </style:style>
    <style:style style:name="T3" style:family="text">
      <style:text-properties officeooo:rsid="001158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0.</text:span> check given no <text:span text:style-name="T1">is armstrong or not</text:span></text:p>
      <text:p text:style-name="P1"/>
      <text:p text:style-name="P1"/>
      <text:p text:style-name="P1"><text:s/>class A<text:span text:style-name="T2">r</text:span>mstrong {</text:p>
      <text:p text:style-name="P1"/>
      <text:p text:style-name="P1"><text:s text:c="4"/>public static void main(String[] args) {</text:p>
      <text:p text:style-name="P1"/>
      <text:p text:style-name="P1"><text:s text:c="8"/>int number = 371, originalNumber, remainder, result = 0;</text:p>
      <text:p text:style-name="P1"/>
      <text:p text:style-name="P1"><text:s text:c="8"/>originalNumber = number;</text:p>
      <text:p text:style-name="P1"/>
      <text:p text:style-name="P1"><text:s text:c="8"/>while (originalNumber != 0)</text:p>
      <text:p text:style-name="P1"><text:s text:c="8"/>{</text:p>
      <text:p text:style-name="P1"><text:s text:c="12"/>remainder = originalNumber % 10;</text:p>
      <text:p text:style-name="P1"><text:s text:c="12"/>result += Math.pow(remainder, 3);</text:p>
      <text:p text:style-name="P1"><text:s text:c="12"/>originalNumber /= 10;</text:p>
      <text:p text:style-name="P1"><text:s text:c="8"/>}</text:p>
      <text:p text:style-name="P1"/>
      <text:p text:style-name="P1"><text:s text:c="8"/>if(result == number)</text:p>
      <text:p text:style-name="P1"><text:s text:c="12"/>System.out.println(number + " is an A<text:span text:style-name="T2">r</text:span>mstrong number.");</text:p>
      <text:p text:style-name="P1"><text:s text:c="8"/>else</text:p>
      <text:p text:style-name="P1"><text:s text:c="12"/>System.out.println(number + " is not an A<text:span text:style-name="T2">r</text:span>mstrong number.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5:42:08.757400423</meta:creation-date>
    <dc:date>2020-10-29T15:49:13.700257433</dc:date>
    <meta:editing-duration>PT6M20S</meta:editing-duration>
    <meta:editing-cycles>4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17" meta:word-count="68" meta:character-count="557" meta:non-whitespace-character-count="381"/>
  </office:meta>
</office:document-meta>
</file>